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624" officeooo:paragraph-rsid="00055624"/>
    </style:style>
    <style:style style:name="P2" style:family="paragraph" style:parent-style-name="Standard">
      <style:text-properties officeooo:rsid="000745cd" officeooo:paragraph-rsid="000745cd"/>
    </style:style>
    <style:style style:name="P3" style:family="paragraph" style:parent-style-name="Standard">
      <style:text-properties officeooo:rsid="0007cfcc" officeooo:paragraph-rsid="0007cfcc"/>
    </style:style>
    <style:style style:name="P4" style:family="paragraph" style:parent-style-name="Standard">
      <style:text-properties officeooo:paragraph-rsid="0007cfcc"/>
    </style:style>
    <style:style style:name="T1" style:family="text">
      <style:text-properties officeooo:rsid="000745cd"/>
    </style:style>
    <style:style style:name="T2" style:family="text">
      <style:text-properties officeooo:rsid="0007cfcc"/>
    </style:style>
    <style:style style:name="T3" style:family="text">
      <style:text-properties fo:font-variant="normal" fo:text-transform="none" fo:color="#000000" loext:opacity="100%" style:font-name="Consolas" fo:font-size="11.25pt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cd" loext:opacity="100%" style:font-name="Consolas" fo:font-size="11.25pt" fo:letter-spacing="normal" fo:font-style="normal" fo:font-weight="normal"/>
    </style:style>
    <style:style style:name="T6" style:family="text">
      <style:text-properties fo:color="#000000" loext:opacity="100%" style:font-name="Consolas" fo:font-size="11.25pt" fo:letter-spacing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IT 28.10</text:p>
      <text:p text:style-name="P1"/>
      <text:p text:style-name="P1">Gjennomgang Minibank</text:p>
      <text:p text:style-name="P1"/>
      <text:p text:style-name="P1">Casting (put inni variabler ipynb)</text:p>
      <text:p text:style-name="P1"/>
      <text:p text:style-name="P1">Strings (egen ipynb)</text:p>
      <text:p text:style-name="P1">* multiline</text:p>
      <text:p text:style-name="P1">* quotes inside quotes (escape char)</text:p>
      <text:p text:style-name="P1">* strings are arrays, index and len</text:p>
      <text:p text:style-name="P1">* looping through chars</text:p>
      <text:p text:style-name="P1">* string len</text:p>
      <text:p text:style-name="P1">* check string using in, and not in</text:p>
      <text:p text:style-name="P1">* slicing strings, b[2:5], b[:5], b[2:], b[-5:-2:]</text:p>
      <text:p text:style-name="P1">* built-in methods, upper, lower, strip, replace, split, <text:span text:style-name="T1">title</text:span></text:p>
      <text:p text:style-name="P1">* format strings: {} and {:.2f}</text:p>
      <text:p text:style-name="P1">* string-metoder: <text:a xlink:type="simple" xlink:href="https://www.w3schools.com/python/python_strings_methods.asp" text:style-name="Internet_20_link" text:visited-style-name="Visited_20_Internet_20_Link">https://www.w3schools.com/python/python_strings_methods.asp</text:a> prøv ut flere selv</text:p>
      <text:p text:style-name="P1"/>
      <text:p text:style-name="P2">Oppgaver <text:span text:style-name="T2">på git</text:span></text:p>
      <text:p text:style-name="P2"/>
      <text:p text:style-name="P3">Lister: ny ipynb</text:p>
      <text:p text:style-name="P3"/>
      <text:p text:style-name="P3">* create</text:p>
      <text:p text:style-name="P3">* access</text:p>
      <text:p text:style-name="P3">* change</text:p>
      <text:p text:style-name="P3">* add</text:p>
      <text:p text:style-name="P3">* remove (.remove) and pop, and pop(1) del and clear</text:p>
      <text:p text:style-name="P3">* slicing</text:p>
      <text:p text:style-name="P3">* simple looping using for x in list</text:p>
      <text:p text:style-name="P4"><text:span text:style-name="T2">* list comprehension: <text:line-break/></text:span><text:span text:style-name="T3">newlist = [</text:span><text:span text:style-name="Emphasis"><text:span text:style-name="T6">expression</text:span></text:span><text:span text:style-name="T4"> </text:span><text:span text:style-name="T5">for</text:span><text:span text:style-name="T4"> </text:span><text:span text:style-name="Emphasis"><text:span text:style-name="T6">item</text:span></text:span><text:span text:style-name="T4"> </text:span><text:span text:style-name="T5">in</text:span><text:span text:style-name="T4"> </text:span><text:span text:style-name="Emphasis"><text:span text:style-name="T6">iterable</text:span></text:span><text:span text:style-name="T4"> </text:span><text:span text:style-name="T5">if</text:span><text:span text:style-name="T4"> </text:span><text:span text:style-name="Emphasis"><text:span text:style-name="T6">condition</text:span></text:span><text:span text:style-name="T4"> </text:span><text:span text:style-name="T3">== </text:span><text:span text:style-name="T5">True</text:span><text:span text:style-name="T3">]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51:04.639760704</meta:creation-date>
    <dc:date>2024-08-28T11:49:50.844778379</dc:date>
    <meta:editing-duration>PT47M6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24" meta:word-count="119" meta:character-count="718" meta:non-whitespace-character-count="622"/>
  </office:meta>
</office:document-meta>
</file>